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F000003CD98D6F8FA6F185F27.jpg" manifest:media-type="image/jpeg"/>
  <manifest:file-entry manifest:full-path="Pictures/100000000000073F000003CD57CF1BE337174A5A.jpg" manifest:media-type="image/jpeg"/>
  <manifest:file-entry manifest:full-path="Pictures/100000000000073F000003CD3CED0640DA63CE3C.jpg" manifest:media-type="image/jpeg"/>
  <manifest:file-entry manifest:full-path="Pictures/100000000000073F000003CDB8C7C966F236006A.jpg" manifest:media-type="image/jpeg"/>
  <manifest:file-entry manifest:full-path="Pictures/100000000000073F000003CDA2ADC49117041F9A.jpg" manifest:media-type="image/jpeg"/>
  <manifest:file-entry manifest:full-path="Pictures/100000000000073F000003CDEBC9378C79F6DC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67cm, 12.41cm, 6.365cm, 13.12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27cm, 21.801cm, 11.95cm, 23.45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91cm, 19.891cm, 10.995cm, 21.5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89cm, 19.893cm, 11.634cm, 21.86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81cm, 19.411cm, 11.105cm, 21.394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289cm, 19.89cm, 11.313cm, 21.23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fffff" fo:min-height="0.7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397cm" svg:height="4.952cm" svg:x="6.461cm" svg:y="5.192cm">
            <draw:image xlink:href="Pictures/100000000000073F000003CD3CED0640DA63CE3C.jpg" xlink:type="simple" xlink:show="embed" xlink:actuate="onLoad">
              <text:p/>
            </draw:image>
          </draw:frame>
          <draw:frame draw:style-name="gr2" draw:text-style-name="P1" draw:layer="layout" svg:width="4.445cm" svg:height="3.334cm" svg:x="8.62cm" svg:y="11.922cm">
            <draw:image xlink:href="Pictures/100000000000073F000003CDB8C7C966F236006A.jpg" xlink:type="simple" xlink:show="embed" xlink:actuate="onLoad">
              <text:p/>
            </draw:image>
          </draw:frame>
          <draw:frame draw:style-name="gr3" draw:text-style-name="P1" draw:layer="layout" svg:width="5.898cm" svg:height="3.44cm" svg:x="14.406cm" svg:y="12.049cm">
            <draw:image xlink:href="Pictures/100000000000073F000003CDA2ADC49117041F9A.jpg" xlink:type="simple" xlink:show="embed" xlink:actuate="onLoad">
              <text:p/>
            </draw:image>
          </draw:frame>
          <draw:frame draw:style-name="gr4" draw:text-style-name="P1" draw:layer="layout" svg:width="6.477cm" svg:height="3.378cm" svg:x="2.016cm" svg:y="17.891cm">
            <draw:image xlink:href="Pictures/100000000000073F000003CDEBC9378C79F6DC9F.jpg" xlink:type="simple" xlink:show="embed" xlink:actuate="onLoad">
              <text:p/>
            </draw:image>
          </draw:frame>
          <draw:frame draw:style-name="gr5" draw:text-style-name="P1" draw:layer="layout" svg:width="8.255cm" svg:height="3.811cm" draw:transform="rotate (-3.14159265358979) translate (19.542cm 21.575cm)">
            <draw:image xlink:href="Pictures/100000000000073F000003CD57CF1BE337174A5A.jpg" xlink:type="simple" xlink:show="embed" xlink:actuate="onLoad">
              <text:p/>
            </draw:image>
          </draw:frame>
          <draw:frame draw:style-name="gr6" draw:text-style-name="P3" draw:layer="layout" svg:width="5.588cm" svg:height="1.651cm" svg:x="9.382cm" svg:y="9.89cm">
            <draw:text-box>
              <text:p text:style-name="P2"><text:span text:style-name="T1">Ground Truth Configuration</text:span></text:p>
            </draw:text-box>
          </draw:frame>
          <draw:frame draw:style-name="gr7" draw:text-style-name="P1" draw:layer="layout" svg:width="6.301cm" svg:height="3.409cm" svg:x="1.254cm" svg:y="12.049cm">
            <draw:image xlink:href="Pictures/100000000000073F000003CD98D6F8FA6F185F27.jpg" xlink:type="simple" xlink:show="embed" xlink:actuate="onLoad">
              <text:p/>
            </draw:image>
          </draw:frame>
          <draw:frame draw:style-name="gr8" draw:text-style-name="P3" draw:layer="layout" svg:width="5.544cm" svg:height="0.889cm" svg:x="1.889cm" svg:y="15.224cm">
            <draw:text-box>
              <text:p text:style-name="P2"><text:span text:style-name="T1">Visible = 1, Occluded = 0</text:span></text:p>
            </draw:text-box>
          </draw:frame>
          <draw:frame draw:style-name="gr9" draw:text-style-name="P3" draw:layer="layout" svg:width="5.588cm" svg:height="0.979cm" svg:x="8.366cm" svg:y="15.261cm">
            <draw:text-box>
              <text:p text:style-name="P2"><text:span text:style-name="T1">Visible = 1, Occluded = 1</text:span></text:p>
            </draw:text-box>
          </draw:frame>
          <draw:frame draw:style-name="gr9" draw:text-style-name="P3" draw:layer="layout" svg:width="5.588cm" svg:height="0.979cm" svg:x="14.462cm" svg:y="15.351cm">
            <draw:text-box>
              <text:p text:style-name="P2"><text:span text:style-name="T1">Visible = 2, Occluded = 0</text:span></text:p>
            </draw:text-box>
          </draw:frame>
          <draw:frame draw:style-name="gr9" draw:text-style-name="P3" draw:layer="layout" svg:width="5.588cm" svg:height="0.979cm" svg:x="2.651cm" svg:y="21.611cm">
            <draw:text-box>
              <text:p text:style-name="P2"><text:span text:style-name="T1">Visible = 2, Occluded = 1</text:span></text:p>
            </draw:text-box>
          </draw:frame>
          <draw:frame draw:style-name="gr9" draw:text-style-name="P3" draw:layer="layout" svg:width="5.588cm" svg:height="0.979cm" svg:x="12.684cm" svg:y="21.611cm">
            <draw:text-box>
              <text:p text:style-name="P2"><text:span text:style-name="T1">Visible = 3, Occluded = 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8:19.971033706</meta:creation-date>
    <dc:date>2017-03-03T10:55:28.968928665</dc:date>
    <meta:editing-duration>P1DT15H29M27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